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ab4d" officeooo:paragraph-rsid="000bab4d" style:font-weight-asian="bold" style:font-weight-complex="bold"/>
    </style:style>
    <style:style style:name="P2" style:family="paragraph" style:parent-style-name="Standard">
      <style:text-properties fo:font-weight="normal" officeooo:rsid="000bab4d" officeooo:paragraph-rsid="000bab4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me usefull SQL commands </text:p>
      <text:p text:style-name="P2">SHOW DATABASES; shows databases </text:p>
      <text:p text:style-name="P2">USE ; helps you to select which database to use</text:p>
      <text:p text:style-name="P2">SHOW TABLES; shows the available tables in the databas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6T06:19:06.561709076</meta:creation-date>
    <dc:date>2026-02-16T06:20:48.363188094</dc:date>
    <meta:editing-duration>PT1M42S</meta:editing-duration>
    <meta:editing-cycles>1</meta:editing-cycles>
    <meta:document-statistic meta:table-count="0" meta:image-count="0" meta:object-count="0" meta:page-count="1" meta:paragraph-count="4" meta:word-count="27" meta:character-count="161" meta:non-whitespace-character-count="136"/>
    <meta:generator>LibreOffice/24.2.7.2$Linux_X86_64 LibreOffice_project/420$Build-2</meta:generator>
  </office:meta>
</office:document-meta>
</file>